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38000000D671DF72043ADE5A23.png" manifest:media-type="image/png"/>
  <manifest:file-entry manifest:full-path="Pictures/10000201000003E80000022CDA7AD3456674731A.png" manifest:media-type="image/png"/>
  <manifest:file-entry manifest:full-path="Pictures/1000020100000382000001949333C679F52905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outline1">
      <style:graphic-properties draw:textarea-vertical-align="middle" fo:min-height="6.586cm"/>
    </style:style>
    <style:style style:name="pr3" style:family="presentation" style:parent-style-name="Default-outline1">
      <style:graphic-properties draw:textarea-vertical-align="middle"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INTAXE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<text:s/>Construção</text:p>
              </text:list-item>
              <text:list-item>
                <text:p><text:s/>Destruição</text:p>
              </text:list-item>
              <text:list-item>
                <text:p><text:s/>Valor padrão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3">
              <text:list-item>
                <text:p>Simetrias entre coletar e distribuir</text:p>
              </text:list-item>
              <text:list-item>
                <text:p>Sobrecarga do Sprea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INTAXE</text:span></text:p>
          </draw:text-box>
        </draw:frame>
        <draw:frame draw:style-name="gr2" draw:text-style-name="P3" draw:layer="layout" svg:width="16.428cm" svg:height="9.134cm" svg:x="5.785cm" svg:y="3.685cm" presentation:class="graphic">
          <draw:image xlink:href="Pictures/10000201000003E80000022CDA7AD3456674731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INTAXE</text:span></text:p>
          </draw:text-box>
        </draw:frame>
        <draw:frame draw:style-name="gr2" draw:text-style-name="P3" draw:layer="layout" svg:width="20.304cm" svg:height="9.134cm" svg:x="3.847cm" svg:y="3.685cm" presentation:class="graphic">
          <draw:image xlink:href="Pictures/1000020100000382000001949333C679F52905B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INTAXE</text:span></text:p>
          </draw:text-box>
        </draw:frame>
        <draw:frame draw:style-name="gr2" draw:text-style-name="P3" draw:layer="layout" svg:width="12.297cm" svg:height="7.612cm" svg:x="1.398cm" svg:y="4.446cm" presentation:class="graphic" presentation:user-transformed="true">
          <draw:image xlink:href="Pictures/1000020100000138000000D671DF72043ADE5A23.png" xlink:type="simple" xlink:show="embed" xlink:actuate="onLoad" loext:mime-type="image/png">
            <text:p/>
          </draw:image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item>
                <text:p><text:s/>Valor padrão 0</text:p>
              </text:list-item>
              <text:list-item>
                <text:p><text:s/>Destruição</text:p>
              </text:list-item>
              <text:list-item>
                <text:p><text:s/>Argumento padrão {}</text:p>
              </text:list-item>
              <text:list-item>
                <text:p><text:s/>Curry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23:50:21.552979687</meta:creation-date>
    <dc:date>2019-08-10T00:08:45.702682838</dc:date>
    <meta:editing-duration>PT8M14S</meta:editing-duration>
    <meta:editing-cycles>1</meta:editing-cycles>
    <meta:document-statistic meta:object-count="39"/>
    <meta:generator>LibreOffice/6.2.5.2$Linux_X86_64 LibreOffice_project/20$Build-2</meta:generator>
  </office:meta>
</office:document-meta>
</file>